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ca5" officeooo:paragraph-rsid="00164ca5"/>
    </style:style>
    <style:style style:name="P2" style:family="paragraph" style:parent-style-name="Text_20_body">
      <style:text-properties officeooo:paragraph-rsid="00164ca5"/>
    </style:style>
    <style:style style:name="P3" style:family="paragraph" style:parent-style-name="Text_20_body">
      <style:paragraph-properties fo:text-align="start" style:justify-single-word="false"/>
      <style:text-properties officeooo:rsid="0017e507" officeooo:paragraph-rsid="0017e507"/>
    </style:style>
    <style:style style:name="P4" style:family="paragraph" style:parent-style-name="Heading_20_1">
      <style:paragraph-properties fo:text-align="center" style:justify-single-word="false"/>
      <style:text-properties officeooo:rsid="00164ca5" officeooo:paragraph-rsid="00164ca5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64ca5"/>
    </style:style>
    <style:style style:name="T2" style:family="text">
      <style:text-properties officeooo:rsid="0017e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2">Talk - </text:span>Tópicos</text:h>
      <text:p text:style-name="P2"/>
      <text:p text:style-name="Standard">- <text:span text:style-name="T1">Git history</text:span></text:p>
      <text:p text:style-name="P1">- Main features/advantages</text:p>
      <text:p text:style-name="P1">- clients available</text:p>
      <text:p text:style-name="P1">- web uis</text:p>
      <text:p text:style-name="P1"><text:s text:c="3"/>* <text:span text:style-name="T2">github CI links</text:span></text:p>
      <text:p text:style-name="P1">- typical workflow (start with clone)</text:p>
      <text:p text:style-name="P1">- push/pull requests</text:p>
      <text:p text:style-name="P1">- Branches, branches vs merges</text:p>
      <text:p text:style-name="P1">- gitignore</text:p>
      <text:p text:style-name="P1">- advantages again</text:p>
      <text:p text:style-name="P1">- disadvantages (none :P )</text:p>
      <text:p text:style-name="P1">- best practices</text:p>
      <text:p text:style-name="P1">- Cont. integration</text:p>
      <text:p text:style-name="P1">- current process vs CI</text:p>
      <text:p text:style-name="P1">- tools for CI</text:p>
      <text:p text:style-name="P1">- Jenkins with git</text:p>
      <text:p text:style-name="P1">- learning git resources</text:p>
      <text:p text:style-name="P1"/>
      <text:h text:style-name="P5" text:outline-level="1">“Hands-on” <text:span text:style-name="T2">(sugestões)</text:span></text:h>
      <text:p text:style-name="Text_20_body">- criar repositório (local)</text:p>
      <text:p text:style-name="Text_20_body">- adicionar coisas</text:p>
      <text:p text:style-name="Text_20_body">- merge?</text:p>
      <text:p text:style-name="Text_20_body">- rebase?</text:p>
      <text:p text:style-name="Text_20_body">- publicar github (push to)</text:p>
      <text:p text:style-name="P3">- adicionar a jenkins? A outro CI? →circle ci ← faz builds de coisas no github de borla</text:p>
      <text:p text:style-name="P3">https://circleci.com/integrations/github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52:08.950459156</meta:creation-date>
    <dc:date>2018-11-29T09:18:04.912200603</dc:date>
    <meta:editing-duration>PT13M3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1" meta:paragraph-count="26" meta:word-count="103" meta:character-count="596" meta:non-whitespace-character-count="516"/>
  </office:meta>
</office:document-meta>
</file>